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text-properties officeooo:rsid="000b8bee" officeooo:paragraph-rsid="000b8bee"/>
    </style:style>
    <style:style style:name="P2" style:family="paragraph" style:parent-style-name="Heading">
      <style:text-properties officeooo:paragraph-rsid="000b8bee"/>
    </style:style>
    <style:style style:name="P3" style:family="paragraph" style:parent-style-name="Text_20_body">
      <style:text-properties officeooo:rsid="000b8bee" officeooo:paragraph-rsid="000b8b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Controller</text:p>
      <text:p text:style-name="P3">STM32F407ZETG “Black Board”</text:p>
      <text:p text:style-name="Heading">VFD</text:p>
      <text:p text:style-name="P3">Huan Yang HY02D211B</text:p>
      <text:p text:style-name="P3">2.2kV 220VAC output / 110VAC input Software Revision B</text:p>
      <text:p text:style-name="P1">Stepper Drivers</text:p>
      <text:p text:style-name="P3">3x (5x in future) LeadShine DM542S Stepper Driver<text:line-break/></text:p>
      <text:p text:style-name="P2">Steppers </text:p>
      <text:p text:style-name="P3">(as per CNC3020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1T16:27:08.783392969</meta:creation-date>
    <meta:generator>LibreOffice/6.4.7.2$Linux_X86_64 LibreOffice_project/40$Build-2</meta:generator>
    <dc:date>2021-04-01T16:31:38.824488786</dc:date>
    <meta:editing-duration>PT4M30S</meta:editing-duration>
    <meta:editing-cycles>1</meta:editing-cycles>
    <meta:document-statistic meta:table-count="0" meta:image-count="0" meta:object-count="0" meta:page-count="1" meta:paragraph-count="9" meta:word-count="31" meta:character-count="203" meta:non-whitespace-character-count="179"/>
  </office:meta>
</office:document-meta>
</file>